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style:font-name="Arial1" style:font-size-asian="11pt" style:font-size-complex="11pt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size="11pt" style:font-name="Arial1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1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1" style:font-size-asian="11pt" style:font-size-complex="11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10" style:parent-style-name="UrbanReferences">
      <style:paragraph-properties fo:border-bottom="0.26pt solid #000000" fo:border-left="none" fo:border-right="none" fo:border-top="none" fo:margin-left="0cm" fo:margin-right="0cm" fo:padding="0cm" fo:text-indent="0cm" style:auto-text-indent="false" style:shadow="none" style:writing-mode="lr-tb"/>
      <style:text-properties fo:font-size="9pt" fo:font-weight="bold" officeooo:paragraph-rsid="002bd317" style:font-name="Arial1" style:font-size-asian="9pt" style:font-size-complex="9pt" style:font-weight-asian="bold" style:font-weight-complex="bold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1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1" style:font-size-asian="11pt" style:font-size-complex="11pt"/>
    </style:style>
    <style:style style:family="paragraph" style:name="P13" style:parent-style-name="UrbanReferences">
      <style:paragraph-properties fo:border-bottom="none" fo:border-left="none" fo:border-right="none" fo:border-top="0.26pt solid #000000" fo:padding="0cm" style:shadow="none"/>
      <style:text-properties fo:font-size="9pt" officeooo:paragraph-rsid="002bd317" style:font-name="Arial1" style:font-size-asian="9pt" style:font-size-complex="9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name="P15" style:parent-style-name="Frame_20_contents">
      <style:paragraph-properties fo:text-align="start" style:justify-single-word="false"/>
      <style:text-properties fo:font-size="12pt" officeooo:paragraph-rsid="0048f38a" style:font-name="arial" style:font-size-asian="12pt" style:font-size-complex="12pt"/>
    </style:style>
    <style:style style:family="paragraph" style:name="P16" style:parent-style-name="Heading_20_2">
      <style:text-properties fo:font-size="11pt" style:font-name="Arial1" style:font-size-asian="11pt" style:font-size-complex="11pt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1" style:font-size-asian="11pt" style:font-size-complex="11pt"/>
    </style:style>
    <style:style style:family="paragraph" style:name="P19" style:parent-style-name="Standard">
      <style:paragraph-properties fo:text-align="start" style:justify-single-word="false"/>
      <style:text-properties fo:font-size="11pt" officeooo:paragraph-rsid="0048f38a" style:font-name="arial" style:font-size-asian="11pt" style:font-size-complex="11pt"/>
    </style:style>
    <style:style style:family="paragraph" style:name="P2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f38a" style:font-name="Arial1" style:font-size-asian="10pt" style:font-size-complex="10pt"/>
    </style:style>
    <style:style style:family="paragraph" style:name="P21" style:parent-style-name="UrbanBody">
      <style:paragraph-properties fo:text-align="end" style:justify-single-word="false"/>
      <style:text-properties officeooo:paragraph-rsid="00272239"/>
    </style:style>
    <style:style style:family="paragraph" style:name="P2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f38a" officeooo:rsid="00292091" style:text-underline-style="none"/>
    </style:style>
    <style:style style:family="paragraph" style:name="P25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font-weight="bold" loext:char-shading-value="0" officeooo:rsid="0025c133" style:font-weight-asian="bold" style:font-weight-complex="bold"/>
    </style:style>
    <style:style style:family="text" style:name="T8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9">
      <style:text-properties fo:country="BE" fo:language="fr" style:font-name-complex="Arial1"/>
    </style:style>
    <style:style style:family="text" style:name="T10">
      <style:text-properties fo:country="BE" fo:language="fr" officeooo:rsid="00236e40" style:font-name-complex="Arial1"/>
    </style:style>
    <style:style style:family="text" style:name="T11">
      <style:text-properties fo:country="BE" fo:language="fr" officeooo:rsid="002d22d9" style:font-name-complex="Arial1"/>
    </style:style>
    <style:style style:family="text" style:name="T12">
      <style:text-properties fo:country="BE" fo:language="fr" officeooo:rsid="00340231" style:font-name-complex="Arial1"/>
    </style:style>
    <style:style style:family="text" style:name="T13">
      <style:text-properties fo:country="BE" fo:language="fr" officeooo:rsid="003a6077" style:font-name-complex="Arial1"/>
    </style:style>
    <style:style style:family="text" style:name="T14">
      <style:text-properties fo:country="BE" fo:language="fr" officeooo:rsid="0036dfc5" style:font-name-complex="Arial1"/>
    </style:style>
    <style:style style:family="text" style:name="T15">
      <style:text-properties fo:country="BE" fo:language="fr" officeooo:rsid="003868e6" style:font-name-complex="Arial1"/>
    </style:style>
    <style:style style:family="text" style:name="T16">
      <style:text-properties fo:country="BE" fo:language="fr" officeooo:rsid="0047a376" style:font-name-complex="Arial1"/>
    </style:style>
    <style:style style:family="text" style:name="T17">
      <style:text-properties fo:background-color="transparent" fo:country="BE" fo:language="fr" loext:char-shading-value="0" style:font-name-complex="Arial1"/>
    </style:style>
    <style:style style:family="text" style:name="T18">
      <style:text-properties fo:background-color="transparent" fo:country="BE" fo:language="fr" loext:char-shading-value="0" officeooo:rsid="00236e40" style:font-name-complex="Arial1"/>
    </style:style>
    <style:style style:family="text" style:name="T19">
      <style:text-properties fo:background-color="transparent" fo:country="BE" fo:language="fr" loext:char-shading-value="0" officeooo:rsid="0033bc87" style:font-name-complex="Arial1"/>
    </style:style>
    <style:style style:family="text" style:name="T20">
      <style:text-properties fo:background-color="transparent" fo:country="BE" fo:language="fr" loext:char-shading-value="0" officeooo:rsid="004692b3" style:font-name-complex="Arial1"/>
    </style:style>
    <style:style style:family="text" style:name="T21">
      <style:text-properties fo:background-color="transparent" fo:country="BE" fo:language="fr" loext:char-shading-value="0" officeooo:rsid="0047a376" style:font-name-complex="Arial1"/>
    </style:style>
    <style:style style:family="text" style:name="T22">
      <style:text-properties officeooo:rsid="0040484c"/>
    </style:style>
    <style:style style:family="text" style:name="T23">
      <style:text-properties officeooo:rsid="0044a468"/>
    </style:style>
    <style:style style:family="text" style:name="T2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26">
      <style:text-properties fo:font-style="normal" fo:font-weight="normal" officeooo:rsid="0084aa93" style:font-name="arial" style:font-name-complex="Arial1" style:font-style-asian="normal" style:font-style-complex="normal" style:font-weight-asian="normal" style:font-weight-complex="normal" style:text-underline-style="none"/>
    </style:style>
    <style:style style:family="text" style:name="T27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8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9"><office:annotation><dc:creator>Gauthier Bastien</dc:creator><dc:date>2011-01-13T14:56:41</dc:date><text:p text:style-name="P26"><text:span text:style-name="T29">do text</text:span></text:p><text:p text:style-name="P26"><text:span text:style-name="T2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0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5"><text:span text:style-name="T2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8"><text:s/></text:span><text:span text:style-name="T27"><text:conditional-text text:condition="ooow:&quot;view.do_mailing()&quot;" text:string-value-if-false="" text:string-value-if-true="&quot;mailed_data.name1&quot;">mailed_data.name1</text:conditional-text></text:span><text:span text:style-name="T28"><text:s/></text:span><text:span text:style-name="T27"><text:conditional-text text:condition="ooow:&quot;view.do_mailing()&quot;" text:string-value-if-false="" text:string-value-if-true="&quot;mailed_data.name2&quot;">mailed_data.name2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street&quot;">mailed_data.street</text:conditional-text></text:span><text:span text:style-name="T27">, </text:span><text:span text:style-name="T27"><text:conditional-text text:condition="ooow:&quot;view.do_mailing()&quot;" text:string-value-if-false="" text:string-value-if-true="&quot;mailed_data.number&quot;">mailed_data.number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zipcode&quot;">mailed_data.zipcode</text:conditional-text></text:span><text:span text:style-name="T27"> </text:span><text:span text:style-name="T2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4"/>
      <text:p text:style-name="P24">Lettre d'information au demandeur <text:span text:style-name="T22">sur une</text:span></text:p>
      <text:p text:style-name="P25">demande de permis d'environnement</text:p>
      <text:p text:style-name="P5"/>
      <text:p text:style-name="P9"/>
      <text:p text:style-name="P13"><text:span text:style-name="T6">Nos références :</text:span> <text:span text:style-name="T8"><text:text-input text:description="">self.getReference()</text:text-input></text:span></text:p>
      <text:p text:style-name="P10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6"><text:span text:style-name="T32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1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22"><text:tab/>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</text:p>
      <text:p text:style-name="P5"/>
      <text:p text:style-name="P12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1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1221183636">
        <text:list-item>
          <text:p text:style-name="P17">soit complète et recevable ;</text:p>
        </text:list-item>
        <text:list-item>
          <text:p text:style-name="P18"><text:span text:style-name="T17">soit i</text:span><text:span text:style-name="T20">rrecevable</text:span><text:span text:style-name="T15">.</text:span></text:p>
        </text:list-item>
      </text:list>
      <text:p text:style-name="P7"/>
      <text:p text:style-name="P23"><text:tab/>Demeurant à votre disposition, nous vous prions d'agréer, 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0">do text</text:span></text:p><text:p text:style-name="P26"><text:span text:style-name="T3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style:font-name="Arial1" style:font-size-asian="11pt" style:font-size-complex="11pt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size="11pt" style:font-name="Arial1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1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1" style:font-size-asian="11pt" style:font-size-complex="11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10" style:parent-style-name="UrbanReferences">
      <style:paragraph-properties fo:border-bottom="0.26pt solid #000000" fo:border-left="none" fo:border-right="none" fo:border-top="none" fo:margin-left="0cm" fo:margin-right="0cm" fo:padding="0cm" fo:text-indent="0cm" style:auto-text-indent="false" style:shadow="none" style:writing-mode="lr-tb"/>
      <style:text-properties fo:font-size="9pt" fo:font-weight="bold" officeooo:paragraph-rsid="002bd317" style:font-name="Arial1" style:font-size-asian="9pt" style:font-size-complex="9pt" style:font-weight-asian="bold" style:font-weight-complex="bold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1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1" style:font-size-asian="11pt" style:font-size-complex="11pt"/>
    </style:style>
    <style:style style:family="paragraph" style:name="P13" style:parent-style-name="UrbanReferences">
      <style:paragraph-properties fo:border-bottom="none" fo:border-left="none" fo:border-right="none" fo:border-top="0.26pt solid #000000" fo:padding="0cm" style:shadow="none"/>
      <style:text-properties fo:font-size="9pt" officeooo:paragraph-rsid="002bd317" style:font-name="Arial1" style:font-size-asian="9pt" style:font-size-complex="9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name="P15" style:parent-style-name="Frame_20_contents">
      <style:paragraph-properties fo:text-align="start" style:justify-single-word="false"/>
      <style:text-properties fo:font-size="12pt" officeooo:paragraph-rsid="0048f38a" style:font-name="arial" style:font-size-asian="12pt" style:font-size-complex="12pt"/>
    </style:style>
    <style:style style:family="paragraph" style:name="P16" style:parent-style-name="Heading_20_2">
      <style:text-properties fo:font-size="11pt" style:font-name="Arial1" style:font-size-asian="11pt" style:font-size-complex="11pt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1" style:font-size-asian="11pt" style:font-size-complex="11pt"/>
    </style:style>
    <style:style style:family="paragraph" style:name="P19" style:parent-style-name="Standard">
      <style:paragraph-properties fo:text-align="start" style:justify-single-word="false"/>
      <style:text-properties fo:font-size="11pt" officeooo:paragraph-rsid="0048f38a" style:font-name="arial" style:font-size-asian="11pt" style:font-size-complex="11pt"/>
    </style:style>
    <style:style style:family="paragraph" style:name="P2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f38a" style:font-name="Arial1" style:font-size-asian="10pt" style:font-size-complex="10pt"/>
    </style:style>
    <style:style style:family="paragraph" style:name="P21" style:parent-style-name="UrbanBody">
      <style:paragraph-properties fo:text-align="end" style:justify-single-word="false"/>
      <style:text-properties officeooo:paragraph-rsid="00272239"/>
    </style:style>
    <style:style style:family="paragraph" style:name="P2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f38a" officeooo:rsid="00292091" style:text-underline-style="none"/>
    </style:style>
    <style:style style:family="paragraph" style:name="P25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font-weight="bold" loext:char-shading-value="0" officeooo:rsid="0025c133" style:font-weight-asian="bold" style:font-weight-complex="bold"/>
    </style:style>
    <style:style style:family="text" style:name="T8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9">
      <style:text-properties fo:country="BE" fo:language="fr" style:font-name-complex="Arial1"/>
    </style:style>
    <style:style style:family="text" style:name="T10">
      <style:text-properties fo:country="BE" fo:language="fr" officeooo:rsid="00236e40" style:font-name-complex="Arial1"/>
    </style:style>
    <style:style style:family="text" style:name="T11">
      <style:text-properties fo:country="BE" fo:language="fr" officeooo:rsid="002d22d9" style:font-name-complex="Arial1"/>
    </style:style>
    <style:style style:family="text" style:name="T12">
      <style:text-properties fo:country="BE" fo:language="fr" officeooo:rsid="00340231" style:font-name-complex="Arial1"/>
    </style:style>
    <style:style style:family="text" style:name="T13">
      <style:text-properties fo:country="BE" fo:language="fr" officeooo:rsid="003a6077" style:font-name-complex="Arial1"/>
    </style:style>
    <style:style style:family="text" style:name="T14">
      <style:text-properties fo:country="BE" fo:language="fr" officeooo:rsid="0036dfc5" style:font-name-complex="Arial1"/>
    </style:style>
    <style:style style:family="text" style:name="T15">
      <style:text-properties fo:country="BE" fo:language="fr" officeooo:rsid="003868e6" style:font-name-complex="Arial1"/>
    </style:style>
    <style:style style:family="text" style:name="T16">
      <style:text-properties fo:country="BE" fo:language="fr" officeooo:rsid="0047a376" style:font-name-complex="Arial1"/>
    </style:style>
    <style:style style:family="text" style:name="T17">
      <style:text-properties fo:background-color="transparent" fo:country="BE" fo:language="fr" loext:char-shading-value="0" style:font-name-complex="Arial1"/>
    </style:style>
    <style:style style:family="text" style:name="T18">
      <style:text-properties fo:background-color="transparent" fo:country="BE" fo:language="fr" loext:char-shading-value="0" officeooo:rsid="00236e40" style:font-name-complex="Arial1"/>
    </style:style>
    <style:style style:family="text" style:name="T19">
      <style:text-properties fo:background-color="transparent" fo:country="BE" fo:language="fr" loext:char-shading-value="0" officeooo:rsid="0033bc87" style:font-name-complex="Arial1"/>
    </style:style>
    <style:style style:family="text" style:name="T20">
      <style:text-properties fo:background-color="transparent" fo:country="BE" fo:language="fr" loext:char-shading-value="0" officeooo:rsid="004692b3" style:font-name-complex="Arial1"/>
    </style:style>
    <style:style style:family="text" style:name="T21">
      <style:text-properties fo:background-color="transparent" fo:country="BE" fo:language="fr" loext:char-shading-value="0" officeooo:rsid="0047a376" style:font-name-complex="Arial1"/>
    </style:style>
    <style:style style:family="text" style:name="T22">
      <style:text-properties officeooo:rsid="0040484c"/>
    </style:style>
    <style:style style:family="text" style:name="T23">
      <style:text-properties officeooo:rsid="0044a468"/>
    </style:style>
    <style:style style:family="text" style:name="T2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26">
      <style:text-properties fo:font-style="normal" fo:font-weight="normal" officeooo:rsid="0084aa93" style:font-name="arial" style:font-name-complex="Arial1" style:font-style-asian="normal" style:font-style-complex="normal" style:font-weight-asian="normal" style:font-weight-complex="normal" style:text-underline-style="none"/>
    </style:style>
    <style:style style:family="text" style:name="T27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8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9"><office:annotation><dc:creator>Gauthier Bastien</dc:creator><dc:date>2011-01-13T14:56:41</dc:date><text:p text:style-name="P26"><text:span text:style-name="T29">do text</text:span></text:p><text:p text:style-name="P26"><text:span text:style-name="T2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0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5"><text:span text:style-name="T2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8"><text:s/></text:span><text:span text:style-name="T27"><text:conditional-text text:condition="ooow:&quot;view.do_mailing()&quot;" text:string-value-if-false="" text:string-value-if-true="&quot;mailed_data.name1&quot;">mailed_data.name1</text:conditional-text></text:span><text:span text:style-name="T28"><text:s/></text:span><text:span text:style-name="T27"><text:conditional-text text:condition="ooow:&quot;view.do_mailing()&quot;" text:string-value-if-false="" text:string-value-if-true="&quot;mailed_data.name2&quot;">mailed_data.name2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street&quot;">mailed_data.street</text:conditional-text></text:span><text:span text:style-name="T27">, </text:span><text:span text:style-name="T27"><text:conditional-text text:condition="ooow:&quot;view.do_mailing()&quot;" text:string-value-if-false="" text:string-value-if-true="&quot;mailed_data.number&quot;">mailed_data.number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zipcode&quot;">mailed_data.zipcode</text:conditional-text></text:span><text:span text:style-name="T27"> </text:span><text:span text:style-name="T2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4"/>
      <text:p text:style-name="P24">Lettre d'information au demandeur <text:span text:style-name="T22">sur une</text:span></text:p>
      <text:p text:style-name="P25">demande de permis d'environnement</text:p>
      <text:p text:style-name="P5"/>
      <text:p text:style-name="P9"/>
      <text:p text:style-name="P13"><text:span text:style-name="T6">Nos références :</text:span> <text:span text:style-name="T8"><text:text-input text:description="">self.getReference()</text:text-input></text:span></text:p>
      <text:p text:style-name="P10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6"><text:span text:style-name="T32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1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22"><text:tab/>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</text:p>
      <text:p text:style-name="P5"/>
      <text:p text:style-name="P12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1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1221183636">
        <text:list-item>
          <text:p text:style-name="P17">soit complète et recevable ;</text:p>
        </text:list-item>
        <text:list-item>
          <text:p text:style-name="P18"><text:span text:style-name="T17">soit i</text:span><text:span text:style-name="T20">rrecevable</text:span><text:span text:style-name="T15">.</text:span></text:p>
        </text:list-item>
      </text:list>
      <text:p text:style-name="P7"/>
      <text:p text:style-name="P23"><text:tab/>Demeurant à votre disposition, nous vous prions d'agréer, 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0">do text</text:span></text:p><text:p text:style-name="P26"><text:span text:style-name="T3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style:font-name="Arial1" style:font-size-asian="11pt" style:font-size-complex="11pt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size="11pt" style:font-name="Arial1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1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1" style:font-size-asian="11pt" style:font-size-complex="11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10" style:parent-style-name="UrbanReferences">
      <style:paragraph-properties fo:border-bottom="0.26pt solid #000000" fo:border-left="none" fo:border-right="none" fo:border-top="none" fo:margin-left="0cm" fo:margin-right="0cm" fo:padding="0cm" fo:text-indent="0cm" style:auto-text-indent="false" style:shadow="none" style:writing-mode="lr-tb"/>
      <style:text-properties fo:font-size="9pt" fo:font-weight="bold" officeooo:paragraph-rsid="002bd317" style:font-name="Arial1" style:font-size-asian="9pt" style:font-size-complex="9pt" style:font-weight-asian="bold" style:font-weight-complex="bold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1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1" style:font-size-asian="11pt" style:font-size-complex="11pt"/>
    </style:style>
    <style:style style:family="paragraph" style:name="P13" style:parent-style-name="UrbanReferences">
      <style:paragraph-properties fo:border-bottom="none" fo:border-left="none" fo:border-right="none" fo:border-top="0.26pt solid #000000" fo:padding="0cm" style:shadow="none"/>
      <style:text-properties fo:font-size="9pt" officeooo:paragraph-rsid="002bd317" style:font-name="Arial1" style:font-size-asian="9pt" style:font-size-complex="9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name="P15" style:parent-style-name="Frame_20_contents">
      <style:paragraph-properties fo:text-align="start" style:justify-single-word="false"/>
      <style:text-properties fo:font-size="12pt" officeooo:paragraph-rsid="0048f38a" style:font-name="arial" style:font-size-asian="12pt" style:font-size-complex="12pt"/>
    </style:style>
    <style:style style:family="paragraph" style:name="P16" style:parent-style-name="Heading_20_2">
      <style:text-properties fo:font-size="11pt" style:font-name="Arial1" style:font-size-asian="11pt" style:font-size-complex="11pt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1" style:font-size-asian="11pt" style:font-size-complex="11pt"/>
    </style:style>
    <style:style style:family="paragraph" style:name="P19" style:parent-style-name="Standard">
      <style:paragraph-properties fo:text-align="start" style:justify-single-word="false"/>
      <style:text-properties fo:font-size="11pt" officeooo:paragraph-rsid="0048f38a" style:font-name="arial" style:font-size-asian="11pt" style:font-size-complex="11pt"/>
    </style:style>
    <style:style style:family="paragraph" style:name="P2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f38a" style:font-name="Arial1" style:font-size-asian="10pt" style:font-size-complex="10pt"/>
    </style:style>
    <style:style style:family="paragraph" style:name="P21" style:parent-style-name="UrbanBody">
      <style:paragraph-properties fo:text-align="end" style:justify-single-word="false"/>
      <style:text-properties officeooo:paragraph-rsid="00272239"/>
    </style:style>
    <style:style style:family="paragraph" style:name="P2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f38a" officeooo:rsid="00292091" style:text-underline-style="none"/>
    </style:style>
    <style:style style:family="paragraph" style:name="P25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font-weight="bold" loext:char-shading-value="0" officeooo:rsid="0025c133" style:font-weight-asian="bold" style:font-weight-complex="bold"/>
    </style:style>
    <style:style style:family="text" style:name="T8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9">
      <style:text-properties fo:country="BE" fo:language="fr" style:font-name-complex="Arial1"/>
    </style:style>
    <style:style style:family="text" style:name="T10">
      <style:text-properties fo:country="BE" fo:language="fr" officeooo:rsid="00236e40" style:font-name-complex="Arial1"/>
    </style:style>
    <style:style style:family="text" style:name="T11">
      <style:text-properties fo:country="BE" fo:language="fr" officeooo:rsid="002d22d9" style:font-name-complex="Arial1"/>
    </style:style>
    <style:style style:family="text" style:name="T12">
      <style:text-properties fo:country="BE" fo:language="fr" officeooo:rsid="00340231" style:font-name-complex="Arial1"/>
    </style:style>
    <style:style style:family="text" style:name="T13">
      <style:text-properties fo:country="BE" fo:language="fr" officeooo:rsid="003a6077" style:font-name-complex="Arial1"/>
    </style:style>
    <style:style style:family="text" style:name="T14">
      <style:text-properties fo:country="BE" fo:language="fr" officeooo:rsid="0036dfc5" style:font-name-complex="Arial1"/>
    </style:style>
    <style:style style:family="text" style:name="T15">
      <style:text-properties fo:country="BE" fo:language="fr" officeooo:rsid="003868e6" style:font-name-complex="Arial1"/>
    </style:style>
    <style:style style:family="text" style:name="T16">
      <style:text-properties fo:country="BE" fo:language="fr" officeooo:rsid="0047a376" style:font-name-complex="Arial1"/>
    </style:style>
    <style:style style:family="text" style:name="T17">
      <style:text-properties fo:background-color="transparent" fo:country="BE" fo:language="fr" loext:char-shading-value="0" style:font-name-complex="Arial1"/>
    </style:style>
    <style:style style:family="text" style:name="T18">
      <style:text-properties fo:background-color="transparent" fo:country="BE" fo:language="fr" loext:char-shading-value="0" officeooo:rsid="00236e40" style:font-name-complex="Arial1"/>
    </style:style>
    <style:style style:family="text" style:name="T19">
      <style:text-properties fo:background-color="transparent" fo:country="BE" fo:language="fr" loext:char-shading-value="0" officeooo:rsid="0033bc87" style:font-name-complex="Arial1"/>
    </style:style>
    <style:style style:family="text" style:name="T20">
      <style:text-properties fo:background-color="transparent" fo:country="BE" fo:language="fr" loext:char-shading-value="0" officeooo:rsid="004692b3" style:font-name-complex="Arial1"/>
    </style:style>
    <style:style style:family="text" style:name="T21">
      <style:text-properties fo:background-color="transparent" fo:country="BE" fo:language="fr" loext:char-shading-value="0" officeooo:rsid="0047a376" style:font-name-complex="Arial1"/>
    </style:style>
    <style:style style:family="text" style:name="T22">
      <style:text-properties officeooo:rsid="0040484c"/>
    </style:style>
    <style:style style:family="text" style:name="T23">
      <style:text-properties officeooo:rsid="0044a468"/>
    </style:style>
    <style:style style:family="text" style:name="T2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26">
      <style:text-properties fo:font-style="normal" fo:font-weight="normal" officeooo:rsid="0084aa93" style:font-name="arial" style:font-name-complex="Arial1" style:font-style-asian="normal" style:font-style-complex="normal" style:font-weight-asian="normal" style:font-weight-complex="normal" style:text-underline-style="none"/>
    </style:style>
    <style:style style:family="text" style:name="T27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8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9"><office:annotation><dc:creator>Gauthier Bastien</dc:creator><dc:date>2011-01-13T14:56:41</dc:date><text:p text:style-name="P26"><text:span text:style-name="T29">do text</text:span></text:p><text:p text:style-name="P26"><text:span text:style-name="T2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0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5"><text:span text:style-name="T2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8"><text:s/></text:span><text:span text:style-name="T27"><text:conditional-text text:condition="ooow:&quot;view.do_mailing()&quot;" text:string-value-if-false="" text:string-value-if-true="&quot;mailed_data.name1&quot;">mailed_data.name1</text:conditional-text></text:span><text:span text:style-name="T28"><text:s/></text:span><text:span text:style-name="T27"><text:conditional-text text:condition="ooow:&quot;view.do_mailing()&quot;" text:string-value-if-false="" text:string-value-if-true="&quot;mailed_data.name2&quot;">mailed_data.name2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street&quot;">mailed_data.street</text:conditional-text></text:span><text:span text:style-name="T27">, </text:span><text:span text:style-name="T27"><text:conditional-text text:condition="ooow:&quot;view.do_mailing()&quot;" text:string-value-if-false="" text:string-value-if-true="&quot;mailed_data.number&quot;">mailed_data.number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zipcode&quot;">mailed_data.zipcode</text:conditional-text></text:span><text:span text:style-name="T27"> </text:span><text:span text:style-name="T2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4"/>
      <text:p text:style-name="P24">Lettre d'information au demandeur <text:span text:style-name="T22">sur une</text:span></text:p>
      <text:p text:style-name="P25">demande de permis d'environnement</text:p>
      <text:p text:style-name="P5"/>
      <text:p text:style-name="P9"/>
      <text:p text:style-name="P13"><text:span text:style-name="T6">Nos références :</text:span> <text:span text:style-name="T8"><text:text-input text:description="">self.getReference()</text:text-input></text:span></text:p>
      <text:p text:style-name="P10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6"><text:span text:style-name="T32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1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22"><text:tab/>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</text:p>
      <text:p text:style-name="P5"/>
      <text:p text:style-name="P12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1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1221183636">
        <text:list-item>
          <text:p text:style-name="P17">soit complète et recevable ;</text:p>
        </text:list-item>
        <text:list-item>
          <text:p text:style-name="P18"><text:span text:style-name="T17">soit i</text:span><text:span text:style-name="T20">rrecevable</text:span><text:span text:style-name="T15">.</text:span></text:p>
        </text:list-item>
      </text:list>
      <text:p text:style-name="P7"/>
      <text:p text:style-name="P23"><text:tab/>Demeurant à votre disposition, nous vous prions d'agréer, 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0">do text</text:span></text:p><text:p text:style-name="P26"><text:span text:style-name="T3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3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Frame_20_contents">
      <style:text-properties fo:font-size="11pt" style:font-name="Arial1" style:font-size-asian="11pt" style:font-size-complex="11pt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size="11pt" style:font-name="Arial1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1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1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1" style:font-size-asian="11pt" style:font-size-complex="11pt"/>
    </style:style>
    <style:style style:family="paragraph" style:name="P9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10" style:parent-style-name="UrbanReferences">
      <style:paragraph-properties fo:border-bottom="0.26pt solid #000000" fo:border-left="none" fo:border-right="none" fo:border-top="none" fo:margin-left="0cm" fo:margin-right="0cm" fo:padding="0cm" fo:text-indent="0cm" style:auto-text-indent="false" style:shadow="none" style:writing-mode="lr-tb"/>
      <style:text-properties fo:font-size="9pt" fo:font-weight="bold" officeooo:paragraph-rsid="002bd317" style:font-name="Arial1" style:font-size-asian="9pt" style:font-size-complex="9pt" style:font-weight-asian="bold" style:font-weight-complex="bold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1" style:font-size-asian="11pt" style:font-size-complex="11pt"/>
    </style:style>
    <style:style style:family="paragraph" style:name="P12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1" style:font-size-asian="11pt" style:font-size-complex="11pt"/>
    </style:style>
    <style:style style:family="paragraph" style:name="P13" style:parent-style-name="UrbanReferences">
      <style:paragraph-properties fo:border-bottom="none" fo:border-left="none" fo:border-right="none" fo:border-top="0.26pt solid #000000" fo:padding="0cm" style:shadow="none"/>
      <style:text-properties fo:font-size="9pt" officeooo:paragraph-rsid="002bd317" style:font-name="Arial1" style:font-size-asian="9pt" style:font-size-complex="9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name="P15" style:parent-style-name="Frame_20_contents">
      <style:paragraph-properties fo:text-align="start" style:justify-single-word="false"/>
      <style:text-properties fo:font-size="12pt" officeooo:paragraph-rsid="0048f38a" style:font-name="arial" style:font-size-asian="12pt" style:font-size-complex="12pt"/>
    </style:style>
    <style:style style:family="paragraph" style:name="P16" style:parent-style-name="Heading_20_2">
      <style:text-properties fo:font-size="11pt" style:font-name="Arial1" style:font-size-asian="11pt" style:font-size-complex="11pt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1" style:font-name-complex="Arial1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1" style:font-size-asian="11pt" style:font-size-complex="11pt"/>
    </style:style>
    <style:style style:family="paragraph" style:name="P19" style:parent-style-name="Standard">
      <style:paragraph-properties fo:text-align="start" style:justify-single-word="false"/>
      <style:text-properties fo:font-size="11pt" officeooo:paragraph-rsid="0048f38a" style:font-name="arial" style:font-size-asian="11pt" style:font-size-complex="11pt"/>
    </style:style>
    <style:style style:family="paragraph" style:name="P2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8f38a" style:font-name="Arial1" style:font-size-asian="10pt" style:font-size-complex="10pt"/>
    </style:style>
    <style:style style:family="paragraph" style:name="P21" style:parent-style-name="UrbanBody">
      <style:paragraph-properties fo:text-align="end" style:justify-single-word="false"/>
      <style:text-properties officeooo:paragraph-rsid="00272239"/>
    </style:style>
    <style:style style:family="paragraph" style:name="P22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3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8f6d9" style:font-name="Arial1" style:font-size-asian="11pt" style:font-size-complex="11pt"/>
    </style:style>
    <style:style style:family="paragraph" style:name="P24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8f38a" officeooo:rsid="00292091" style:text-underline-style="none"/>
    </style:style>
    <style:style style:family="paragraph" style:name="P25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style:text-underline-style="none"/>
    </style:style>
    <style:style style:family="text" style:name="T5">
      <style:text-properties fo:font-weight="normal" style:font-weight-asian="normal" style:font-weight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background-color="transparent" fo:font-weight="bold" loext:char-shading-value="0" officeooo:rsid="0025c133" style:font-weight-asian="bold" style:font-weight-complex="bold"/>
    </style:style>
    <style:style style:family="text" style:name="T8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9">
      <style:text-properties fo:country="BE" fo:language="fr" style:font-name-complex="Arial1"/>
    </style:style>
    <style:style style:family="text" style:name="T10">
      <style:text-properties fo:country="BE" fo:language="fr" officeooo:rsid="00236e40" style:font-name-complex="Arial1"/>
    </style:style>
    <style:style style:family="text" style:name="T11">
      <style:text-properties fo:country="BE" fo:language="fr" officeooo:rsid="002d22d9" style:font-name-complex="Arial1"/>
    </style:style>
    <style:style style:family="text" style:name="T12">
      <style:text-properties fo:country="BE" fo:language="fr" officeooo:rsid="00340231" style:font-name-complex="Arial1"/>
    </style:style>
    <style:style style:family="text" style:name="T13">
      <style:text-properties fo:country="BE" fo:language="fr" officeooo:rsid="003a6077" style:font-name-complex="Arial1"/>
    </style:style>
    <style:style style:family="text" style:name="T14">
      <style:text-properties fo:country="BE" fo:language="fr" officeooo:rsid="0036dfc5" style:font-name-complex="Arial1"/>
    </style:style>
    <style:style style:family="text" style:name="T15">
      <style:text-properties fo:country="BE" fo:language="fr" officeooo:rsid="003868e6" style:font-name-complex="Arial1"/>
    </style:style>
    <style:style style:family="text" style:name="T16">
      <style:text-properties fo:country="BE" fo:language="fr" officeooo:rsid="0047a376" style:font-name-complex="Arial1"/>
    </style:style>
    <style:style style:family="text" style:name="T17">
      <style:text-properties fo:background-color="transparent" fo:country="BE" fo:language="fr" loext:char-shading-value="0" style:font-name-complex="Arial1"/>
    </style:style>
    <style:style style:family="text" style:name="T18">
      <style:text-properties fo:background-color="transparent" fo:country="BE" fo:language="fr" loext:char-shading-value="0" officeooo:rsid="00236e40" style:font-name-complex="Arial1"/>
    </style:style>
    <style:style style:family="text" style:name="T19">
      <style:text-properties fo:background-color="transparent" fo:country="BE" fo:language="fr" loext:char-shading-value="0" officeooo:rsid="0033bc87" style:font-name-complex="Arial1"/>
    </style:style>
    <style:style style:family="text" style:name="T20">
      <style:text-properties fo:background-color="transparent" fo:country="BE" fo:language="fr" loext:char-shading-value="0" officeooo:rsid="004692b3" style:font-name-complex="Arial1"/>
    </style:style>
    <style:style style:family="text" style:name="T21">
      <style:text-properties fo:background-color="transparent" fo:country="BE" fo:language="fr" loext:char-shading-value="0" officeooo:rsid="0047a376" style:font-name-complex="Arial1"/>
    </style:style>
    <style:style style:family="text" style:name="T22">
      <style:text-properties officeooo:rsid="0040484c"/>
    </style:style>
    <style:style style:family="text" style:name="T23">
      <style:text-properties officeooo:rsid="0044a468"/>
    </style:style>
    <style:style style:family="text" style:name="T2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26">
      <style:text-properties fo:font-style="normal" fo:font-weight="normal" officeooo:rsid="0084aa93" style:font-name="arial" style:font-name-complex="Arial1" style:font-style-asian="normal" style:font-style-complex="normal" style:font-weight-asian="normal" style:font-weight-complex="normal" style:text-underline-style="none"/>
    </style:style>
    <style:style style:family="text" style:name="T27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8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9"><office:annotation><dc:creator>Gauthier Bastien</dc:creator><dc:date>2011-01-13T14:56:41</dc:date><text:p text:style-name="P26"><text:span text:style-name="T29">do text</text:span></text:p><text:p text:style-name="P26"><text:span text:style-name="T2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0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5"><text:span text:style-name="T2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8"><text:s/></text:span><text:span text:style-name="T27"><text:conditional-text text:condition="ooow:&quot;view.do_mailing()&quot;" text:string-value-if-false="" text:string-value-if-true="&quot;mailed_data.name1&quot;">mailed_data.name1</text:conditional-text></text:span><text:span text:style-name="T28"><text:s/></text:span><text:span text:style-name="T27"><text:conditional-text text:condition="ooow:&quot;view.do_mailing()&quot;" text:string-value-if-false="" text:string-value-if-true="&quot;mailed_data.name2&quot;">mailed_data.name2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street&quot;">mailed_data.street</text:conditional-text></text:span><text:span text:style-name="T27">, </text:span><text:span text:style-name="T27"><text:conditional-text text:condition="ooow:&quot;view.do_mailing()&quot;" text:string-value-if-false="" text:string-value-if-true="&quot;mailed_data.number&quot;">mailed_data.number</text:conditional-text></text:span><text:span text:style-name="T28"><text:line-break/></text:span><text:span text:style-name="T27"><text:conditional-text text:condition="ooow:&quot;view.do_mailing()&quot;" text:string-value-if-false="" text:string-value-if-true="&quot;mailed_data.zipcode&quot;">mailed_data.zipcode</text:conditional-text></text:span><text:span text:style-name="T27"> </text:span><text:span text:style-name="T2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24"/>
      <text:p text:style-name="P24">Lettre d'information au demandeur <text:span text:style-name="T22">sur une</text:span></text:p>
      <text:p text:style-name="P25">demande de permis d'environnement</text:p>
      <text:p text:style-name="P5"/>
      <text:p text:style-name="P9"/>
      <text:p text:style-name="P13"><text:span text:style-name="T6">Nos références :</text:span> <text:span text:style-name="T8"><text:text-input text:description="">self.getReference()</text:text-input></text:span></text:p>
      <text:p text:style-name="P10"><text:span text:style-name="T23">R</text:span>éférences <text:span text:style-name="T23">DGO3</text:span>: <text:s/><text:span text:style-name="T8"><text:text-input text:description="">self.getValueForTemplate('referenceDGATLP')</text:text-input></text:span></text:p>
      <text:p text:style-name="P5"/>
      <text:p text:style-name="P8"><office:annotation><dc:creator>Gauthier Bastien</dc:creator><dc:date>2011-02-16T16:12:24</dc:date><text:p text:style-name="P26"><text:span text:style-name="T32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1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22"><text:tab/>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</text:p>
      <text:p text:style-name="P5"/>
      <text:p text:style-name="P12"><text:span text:style-name="T10">Nous avons</text:span><text:span text:style-name="T9"> l’honneur de vous informer que </text:span><text:span text:style-name="T16">les compléments à votre demande</text:span><text:span text:style-name="T17"> de </text:span><text:span text:style-name="T18">permis </text:span><text:span text:style-name="T19">d'environnement</text:span><text:span text:style-name="T17"> </text:span><text:span text:style-name="T21">ont été</text:span><text:span text:style-name="T9"> </text:span><text:span text:style-name="T11">transmis le </text:span><text:span text:style-name="T11"><text:text-input text:description="">licence_view.format_date(self.getLastMissingPartDeposit().getTransmitDate()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1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1221183636">
        <text:list-item>
          <text:p text:style-name="P17">soit complète et recevable ;</text:p>
        </text:list-item>
        <text:list-item>
          <text:p text:style-name="P18"><text:span text:style-name="T17">soit i</text:span><text:span text:style-name="T20">rrecevable</text:span><text:span text:style-name="T15">.</text:span></text:p>
        </text:list-item>
      </text:list>
      <text:p text:style-name="P7"/>
      <text:p text:style-name="P23"><text:tab/>Demeurant à votre disposition, nous vous prions d'agréer, <text:span text:style-name="T26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6">,</text:span>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0">do text</text:span></text:p><text:p text:style-name="P26"><text:span text:style-name="T30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6:27.941958746</dc:date>
    <dc:language>fr-FR</dc:language>
    <meta:editing-cycles>93</meta:editing-cycles>
    <meta:editing-duration>P1DT7H54M21S</meta:editing-duration>
    <meta:document-statistic meta:table-count="1" meta:image-count="0" meta:object-count="0" meta:page-count="1" meta:paragraph-count="19" meta:word-count="167" meta:character-count="1430" meta:non-whitespace-character-count="1304"/>
    <meta:user-defined meta:name="Info 1"/>
    <meta:user-defined meta:name="Info 2"/>
    <meta:user-defined meta:name="Info 3"/>
    <meta:user-defined meta:name="Info 4"/>
  </office:meta>
</office:document-meta>
</file>